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9c81" officeooo:paragraph-rsid="00069c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waken, Ye Cursed, For The World</text:p>
      <text:p text:style-name="P1"><text:s/>Is Not Done With You Yet. 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8T19:41:32.743000000</meta:creation-date>
    <dc:date>2023-10-18T20:59:15.590000000</dc:date>
    <meta:editing-duration>PT1H17M45S</meta:editing-duration>
    <meta:editing-cycles>1</meta:editing-cycles>
    <meta:document-statistic meta:table-count="0" meta:image-count="0" meta:object-count="0" meta:page-count="1" meta:paragraph-count="2" meta:word-count="12" meta:character-count="60" meta:non-whitespace-character-count="47"/>
    <meta:generator>LibreOffice/7.4.4.2$Windows_X86_64 LibreOffice_project/85569322deea74ec9134968a29af2df5663baa21</meta:generator>
  </office:meta>
</office:document-meta>
</file>